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ackground-color="#eeeeee" fo:border="0.06pt solid #000000"/>
    </style:style>
    <style:style style:name="ce3" style:family="table-cell" style:parent-style-name="Default">
      <style:table-cell-properties fo:background-color="#dddddd" fo:border="0.06pt solid #000000"/>
    </style:style>
    <style:style style:name="ce4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b2b2b2" fo:border="0.06pt solid #000000"/>
    </style:style>
    <style:style style:name="ce6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fo:color="#000000"/>
    </style:style>
    <style:style style:name="ce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eeeeee" fo:border="0.06pt solid #000000"/>
      <style:text-properties fo:color="#999999"/>
    </style:style>
    <style:style style:name="ce10" style:family="table-cell" style:parent-style-name="Default">
      <style:table-cell-properties fo:background-color="#ffcccc" fo:border="0.06pt solid #000000"/>
      <style:text-properties fo:color="#999999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Лист1" table:style-name="ta1">
        <table:shapes>
          <draw:frame draw:z-index="0" draw:style-name="gr1" draw:text-style-name="P1" svg:width="166.31mm" svg:height="90.04mm" svg:x="273.96mm" svg:y="4.52mm">
            <loext:p draw:notify-on-update-of-ranges="Лист1.T65:Лист1.T70 Лист1.U65:Лист1.U70 Лист1.H3:Лист1.H8 Лист1.I3:Лист1.I8 Лист1.H65:Лист1.H70 Лист1.I65:Лист1.I70 Лист1.H34:Лист1.H39 Лист1.I34:Лист1.I3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column table:style-name="co1" table:default-cell-style-name="ce8"/>
        <table:table-column table:style-name="co1" table:default-cell-style-name="ce9"/>
        <table:table-column table:style-name="co1" table:number-columns-repeated="12" table:default-cell-style-name="Default"/>
        <table:table-row table:style-name="ro1">
          <table:table-cell table:style-name="Default" table:number-columns-repeated="11"/>
          <table:table-cell table:number-columns-repeated="12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dP</text:p>
          </table:table-cell>
          <table:table-cell table:style-name="ce1" office:value-type="string" calcext:value-type="string">
            <text:p>dT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XY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float" office:value="45" calcext:value-type="float">
            <text:p>45</text:p>
          </table:table-cell>
          <table:table-cell office:value-type="float" office:value="0.126" calcext:value-type="float">
            <text:p>0,126</text:p>
          </table:table-cell>
          <table:table-cell office:value-type="float" office:value="4" calcext:value-type="float">
            <text:p>4</text:p>
          </table:table-cell>
          <table:table-cell table:formula="of:=([.G3]+0.072)/42.5*1000" office:value-type="float" office:value="4.65882352941177" calcext:value-type="float">
            <text:p>4,6588235294</text:p>
          </table:table-cell>
          <table:table-cell table:style-name="ce7" office:value-type="float" office:value="6" calcext:value-type="float" table:number-columns-spanned="1" table:number-rows-spanned="25">
            <text:p>6</text:p>
          </table:table-cell>
          <table:table-cell table:formula="of:=[.H3]*[.I3]" office:value-type="float" office:value="18.6352941176471" calcext:value-type="float">
            <text:p>18,6352941176</text:p>
          </table:table-cell>
          <table:table-cell table:number-columns-repeated="12"/>
        </table:table-row>
        <table:table-row table:style-name="ro1">
          <table:table-cell table:number-columns-repeated="5"/>
          <table:table-cell table:formula="of:=0.001/42.5*1000" office:value-type="float" office:value="0.0235294117647059" calcext:value-type="float">
            <text:p>0,0235294118</text:p>
          </table:table-cell>
          <table:table-cell office:value-type="float" office:value="0.099" calcext:value-type="float">
            <text:p>0,099</text:p>
          </table:table-cell>
          <table:table-cell office:value-type="float" office:value="3.5" calcext:value-type="float">
            <text:p>3,5</text:p>
          </table:table-cell>
          <table:table-cell table:formula="of:=([.G4]+0.072)/42.5*1000" office:value-type="float" office:value="4.02352941176471" calcext:value-type="float">
            <text:p>4,0235294118</text:p>
          </table:table-cell>
          <table:covered-table-cell/>
          <table:table-cell table:formula="of:=[.H4]*[.I4]" office:value-type="float" office:value="14.0823529411765" calcext:value-type="float">
            <text:p>14,0823529412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0.079" calcext:value-type="float">
            <text:p>0,079</text:p>
          </table:table-cell>
          <table:table-cell office:value-type="float" office:value="3" calcext:value-type="float">
            <text:p>3</text:p>
          </table:table-cell>
          <table:table-cell table:formula="of:=([.G5]+0.072)/42.5*1000" office:value-type="float" office:value="3.55294117647059" calcext:value-type="float">
            <text:p>3,5529411765</text:p>
          </table:table-cell>
          <table:covered-table-cell/>
          <table:table-cell table:formula="of:=[.H5]*[.I5]" office:value-type="float" office:value="10.6588235294118" calcext:value-type="float">
            <text:p>10,6588235294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0.053" calcext:value-type="float">
            <text:p>0,053</text:p>
          </table:table-cell>
          <table:table-cell office:value-type="float" office:value="2.5" calcext:value-type="float">
            <text:p>2,5</text:p>
          </table:table-cell>
          <table:table-cell table:formula="of:=([.G6]+0.072)/42.5*1000" office:value-type="float" office:value="2.94117647058823" calcext:value-type="float">
            <text:p>2,9411764706</text:p>
          </table:table-cell>
          <table:covered-table-cell/>
          <table:table-cell table:formula="of:=[.H6]*[.I6]" office:value-type="float" office:value="7.35294117647059" calcext:value-type="float">
            <text:p>7,3529411765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0.042" calcext:value-type="float">
            <text:p>0,042</text:p>
          </table:table-cell>
          <table:table-cell office:value-type="float" office:value="2" calcext:value-type="float">
            <text:p>2</text:p>
          </table:table-cell>
          <table:table-cell table:formula="of:=([.G7]+0.072)/42.5*1000" office:value-type="float" office:value="2.68235294117647" calcext:value-type="float">
            <text:p>2,6823529412</text:p>
          </table:table-cell>
          <table:covered-table-cell/>
          <table:table-cell table:formula="of:=[.H7]*[.I7]" office:value-type="float" office:value="5.36470588235294" calcext:value-type="float">
            <text:p>5,3647058824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0.008" calcext:value-type="float">
            <text:p>0,008</text:p>
          </table:table-cell>
          <table:table-cell office:value-type="float" office:value="1" calcext:value-type="float">
            <text:p>1</text:p>
          </table:table-cell>
          <table:table-cell table:formula="of:=([.G8]+0.072)/42.5*1000" office:value-type="float" office:value="1.88235294117647" calcext:value-type="float">
            <text:p>1,8823529412</text:p>
          </table:table-cell>
          <table:covered-table-cell/>
          <table:table-cell table:formula="of:=[.H8]*[.I8]" office:value-type="float" office:value="1.88235294117647" calcext:value-type="float">
            <text:p>1,8823529412</text:p>
          </table:table-cell>
          <table:table-cell table:number-columns-repeated="12"/>
        </table:table-row>
        <table:table-row table:style-name="ro1">
          <table:table-cell table:number-columns-repeated="9"/>
          <table:covered-table-cell/>
          <table:table-cell table:formula="of:=[.H9]*[.I9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9"/>
          <table:covered-table-cell/>
          <table:table-cell table:formula="of:=[.H10]*[.I10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9"/>
          <table:covered-table-cell/>
          <table:table-cell table:formula="of:=[.H11]*[.I11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9"/>
          <table:covered-table-cell/>
          <table:table-cell table:formula="of:=[.H12]*[.I12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9"/>
          <table:covered-table-cell/>
          <table:table-cell table:formula="of:=[.H13]*[.I13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9"/>
          <table:covered-table-cell/>
          <table:table-cell table:formula="of:=[.H14]*[.I14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9"/>
          <table:covered-table-cell/>
          <table:table-cell table:formula="of:=[.H15]*[.I15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9"/>
          <table:covered-table-cell/>
          <table:table-cell table:formula="of:=[.H16]*[.I16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9"/>
          <table:covered-table-cell/>
          <table:table-cell table:formula="of:=[.H17]*[.I17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9"/>
          <table:covered-table-cell/>
          <table:table-cell table:formula="of:=[.H18]*[.I18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9"/>
          <table:covered-table-cell/>
          <table:table-cell table:formula="of:=[.H19]*[.I19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9"/>
          <table:covered-table-cell/>
          <table:table-cell table:formula="of:=[.H20]*[.I20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9"/>
          <table:covered-table-cell/>
          <table:table-cell table:formula="of:=[.H21]*[.I21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9"/>
          <table:covered-table-cell/>
          <table:table-cell table:formula="of:=[.H22]*[.I22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9"/>
          <table:covered-table-cell/>
          <table:table-cell table:formula="of:=[.H23]*[.I23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9"/>
          <table:covered-table-cell/>
          <table:table-cell table:formula="of:=[.H24]*[.I24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9"/>
          <table:covered-table-cell/>
          <table:table-cell table:formula="of:=[.H25]*[.I25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9"/>
          <table:covered-table-cell/>
          <table:table-cell table:formula="of:=[.H26]*[.I26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9"/>
          <table:covered-table-cell/>
          <table:table-cell table:formula="of:=[.H27]*[.I27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style-name="Default" table:number-columns-repeated="10"/>
          <table:table-cell table:style-name="ce10" table:formula="of:=SUM([.K3:.K27])/[.J3]" office:value-type="float" office:value="9.66274509803922" calcext:value-type="float">
            <text:p>9,662745098</text:p>
          </table:table-cell>
          <table:table-cell table:number-columns-repeated="12"/>
        </table:table-row>
        <table:table-row table:style-name="ro1">
          <table:table-cell table:style-name="Default" table:number-columns-repeated="3"/>
          <table:table-cell table:style-name="ce4" office:value-type="string" calcext:value-type="string" table:number-columns-spanned="2" table:number-rows-spanned="1">
            <text:p>Пересечение в (0;0)</text:p>
          </table:table-cell>
          <table:covered-table-cell table:style-name="ce5"/>
          <table:table-cell office:value-type="string" calcext:value-type="string">
            <text:p>k0</text:p>
          </table:table-cell>
          <table:table-cell table:formula="of:=[.J3]*[.K28]/SUMSQ([.H3:.H27])" office:value-type="float" office:value="1.19539114614918" calcext:value-type="float">
            <text:p>1,1953911461</text:p>
          </table:table-cell>
          <table:table-cell office:value-type="string" calcext:value-type="string">
            <text:p>sig k0</text:p>
          </table:table-cell>
          <table:table-cell table:formula="of:=SQRT(SUMSQ([.I3:.I27])/SUMSQ([.H3:.H27]) - [.G29]^2)/SQRT([.J3])" office:value-type="float" office:value="0.0454472206317632" calcext:value-type="float">
            <text:p>0,0454472206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table:number-columns-repeated="3"/>
          <table:table-cell table:style-name="ce4" office:value-type="string" calcext:value-type="string" table:number-columns-spanned="2" table:number-rows-spanned="1">
            <text:p>Угловой К</text:p>
          </table:table-cell>
          <table:covered-table-cell table:style-name="ce5"/>
          <table:table-cell office:value-type="string" calcext:value-type="string">
            <text:p>k</text:p>
          </table:table-cell>
          <table:table-cell table:formula="of:=([.K28] - SUM([.H3:.H27])*SUM([.I3:.I27])/[.J3]^2)/(SUMSQ([.H3:.H27])/[.J3] - (SUM([.H3:.H27])/[.J3])^2)" office:value-type="float" office:value="0.914285714285714" calcext:value-type="float">
            <text:p>0,9142857143</text:p>
          </table:table-cell>
          <table:table-cell office:value-type="string" calcext:value-type="string">
            <text:p>sig k</text:p>
          </table:table-cell>
          <table:table-cell table:formula="of:=SQRT((SUMSQ([.I3:.I27])/[.J3] -  (SUM([.I3:.I27])/[.J3])^2)/(SUMSQ([.H3:.H27])/[.J3] - (SUM([.H3:.H27])/[.J3])^2) - [.G30]^2)/SQRT([.J3])" office:value-type="float" office:value="0.0469265849083469" calcext:value-type="float">
            <text:p>0,0469265849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table:number-columns-repeated="3"/>
          <table:table-cell table:style-name="ce4" office:value-type="string" calcext:value-type="string" table:number-columns-spanned="2" table:number-rows-spanned="1">
            <text:p>Свободный член</text:p>
          </table:table-cell>
          <table:covered-table-cell table:style-name="ce5"/>
          <table:table-cell office:value-type="string" calcext:value-type="string">
            <text:p>b</text:p>
          </table:table-cell>
          <table:table-cell table:formula="of:=SUM([.I3:.I27])/[.J3] - [.G30]*SUM([.H3:.H27])/[.J3]" office:value-type="float" office:value="0.852100840336136" calcext:value-type="float">
            <text:p>0,8521008403</text:p>
          </table:table-cell>
          <table:table-cell office:value-type="string" calcext:value-type="string">
            <text:p>sig b</text:p>
          </table:table-cell>
          <table:table-cell table:formula="of:=[.I30]*SQRT(SUMSQ([.H3:.H27])/[.J3] - (SUM([.H3:.H27])/[.J3])^2)" office:value-type="float" office:value="0.0462702367110298" calcext:value-type="float">
            <text:p>0,0462702367</text:p>
          </table:table-cell>
          <table:table-cell table:style-name="Default" office:value-type="string" calcext:value-type="string">
            <text:p>&lt; Она подозрительно большая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Default" table:number-columns-repeated="11"/>
          <table:table-cell table:number-columns-repeated="12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dP</text:p>
          </table:table-cell>
          <table:table-cell table:style-name="ce1" office:value-type="string" calcext:value-type="string">
            <text:p>dT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XY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float" office:value="55" calcext:value-type="float">
            <text:p>55</text:p>
          </table:table-cell>
          <table:table-cell office:value-type="float" office:value="0.099" calcext:value-type="float">
            <text:p>0,099</text:p>
          </table:table-cell>
          <table:table-cell office:value-type="float" office:value="4" calcext:value-type="float">
            <text:p>4</text:p>
          </table:table-cell>
          <table:table-cell table:formula="of:=([.G34]+0.072)/43.3*1000" office:value-type="float" office:value="3.94919168591224" calcext:value-type="float">
            <text:p>3,9491916859</text:p>
          </table:table-cell>
          <table:table-cell table:style-name="ce7" office:value-type="float" office:value="6" calcext:value-type="float" table:number-columns-spanned="1" table:number-rows-spanned="25">
            <text:p>6</text:p>
          </table:table-cell>
          <table:table-cell table:formula="of:=[.H34]*[.I34]" office:value-type="float" office:value="15.796766743649" calcext:value-type="float">
            <text:p>15,7967667436</text:p>
          </table:table-cell>
          <table:table-cell table:number-columns-repeated="12"/>
        </table:table-row>
        <table:table-row table:style-name="ro1">
          <table:table-cell table:number-columns-repeated="5"/>
          <table:table-cell table:formula="of:=0.001/43.3*1000" office:value-type="float" office:value="0.023094688221709" calcext:value-type="float">
            <text:p>0,0230946882</text:p>
          </table:table-cell>
          <table:table-cell office:value-type="float" office:value="0.075" calcext:value-type="float">
            <text:p>0,075</text:p>
          </table:table-cell>
          <table:table-cell office:value-type="float" office:value="3.5" calcext:value-type="float">
            <text:p>3,5</text:p>
          </table:table-cell>
          <table:table-cell table:formula="of:=([.G35]+0.072)/43.3*1000" office:value-type="float" office:value="3.39491916859122" calcext:value-type="float">
            <text:p>3,3949191686</text:p>
          </table:table-cell>
          <table:covered-table-cell/>
          <table:table-cell table:formula="of:=[.H35]*[.I35]" office:value-type="float" office:value="11.8822170900693" calcext:value-type="float">
            <text:p>11,8822170901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0.064" calcext:value-type="float">
            <text:p>0,064</text:p>
          </table:table-cell>
          <table:table-cell office:value-type="float" office:value="3" calcext:value-type="float">
            <text:p>3</text:p>
          </table:table-cell>
          <table:table-cell table:formula="of:=([.G36]+0.072)/43.3*1000" office:value-type="float" office:value="3.14087759815243" calcext:value-type="float">
            <text:p>3,1408775982</text:p>
          </table:table-cell>
          <table:covered-table-cell/>
          <table:table-cell table:formula="of:=[.H36]*[.I36]" office:value-type="float" office:value="9.42263279445728" calcext:value-type="float">
            <text:p>9,4226327945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0.046" calcext:value-type="float">
            <text:p>0,046</text:p>
          </table:table-cell>
          <table:table-cell office:value-type="float" office:value="2.5" calcext:value-type="float">
            <text:p>2,5</text:p>
          </table:table-cell>
          <table:table-cell table:formula="of:=([.G37]+0.072)/43.3*1000" office:value-type="float" office:value="2.72517321016166" calcext:value-type="float">
            <text:p>2,7251732102</text:p>
          </table:table-cell>
          <table:covered-table-cell/>
          <table:table-cell table:formula="of:=[.H37]*[.I37]" office:value-type="float" office:value="6.81293302540416" calcext:value-type="float">
            <text:p>6,8129330254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0.032" calcext:value-type="float">
            <text:p>0,032</text:p>
          </table:table-cell>
          <table:table-cell office:value-type="float" office:value="2" calcext:value-type="float">
            <text:p>2</text:p>
          </table:table-cell>
          <table:table-cell table:formula="of:=([.G38]+0.072)/43.3*1000" office:value-type="float" office:value="2.40184757505774" calcext:value-type="float">
            <text:p>2,4018475751</text:p>
          </table:table-cell>
          <table:covered-table-cell/>
          <table:table-cell table:formula="of:=[.H38]*[.I38]" office:value-type="float" office:value="4.80369515011547" calcext:value-type="float">
            <text:p>4,8036951501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0.013" calcext:value-type="float">
            <text:p>0,013</text:p>
          </table:table-cell>
          <table:table-cell office:value-type="float" office:value="1" calcext:value-type="float">
            <text:p>1</text:p>
          </table:table-cell>
          <table:table-cell table:formula="of:=([.G39]+0.072)/43.3*1000" office:value-type="float" office:value="1.96304849884527" calcext:value-type="float">
            <text:p>1,9630484988</text:p>
          </table:table-cell>
          <table:covered-table-cell/>
          <table:table-cell table:formula="of:=[.H39]*[.I39]" office:value-type="float" office:value="1.96304849884527" calcext:value-type="float">
            <text:p>1,9630484988</text:p>
          </table:table-cell>
          <table:table-cell table:number-columns-repeated="12"/>
        </table:table-row>
        <table:table-row table:style-name="ro1">
          <table:table-cell table:number-columns-repeated="9"/>
          <table:covered-table-cell/>
          <table:table-cell table:formula="of:=[.H40]*[.I40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9"/>
          <table:covered-table-cell/>
          <table:table-cell table:formula="of:=[.H41]*[.I41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9"/>
          <table:covered-table-cell/>
          <table:table-cell table:formula="of:=[.H42]*[.I42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9"/>
          <table:covered-table-cell/>
          <table:table-cell table:formula="of:=[.H43]*[.I43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9"/>
          <table:covered-table-cell/>
          <table:table-cell table:formula="of:=[.H44]*[.I44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9"/>
          <table:covered-table-cell/>
          <table:table-cell table:formula="of:=[.H45]*[.I45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9"/>
          <table:covered-table-cell/>
          <table:table-cell table:formula="of:=[.H46]*[.I46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9"/>
          <table:covered-table-cell/>
          <table:table-cell table:formula="of:=[.H47]*[.I47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9"/>
          <table:covered-table-cell/>
          <table:table-cell table:formula="of:=[.H48]*[.I48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9"/>
          <table:covered-table-cell/>
          <table:table-cell table:formula="of:=[.H49]*[.I49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9"/>
          <table:covered-table-cell/>
          <table:table-cell table:formula="of:=[.H50]*[.I50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9"/>
          <table:covered-table-cell/>
          <table:table-cell table:formula="of:=[.H51]*[.I51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9"/>
          <table:covered-table-cell/>
          <table:table-cell table:formula="of:=[.H52]*[.I52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9"/>
          <table:covered-table-cell/>
          <table:table-cell table:formula="of:=[.H53]*[.I53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9"/>
          <table:covered-table-cell/>
          <table:table-cell table:formula="of:=[.H54]*[.I54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9"/>
          <table:covered-table-cell/>
          <table:table-cell table:formula="of:=[.H55]*[.I55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9"/>
          <table:covered-table-cell/>
          <table:table-cell table:formula="of:=[.H56]*[.I56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9"/>
          <table:covered-table-cell/>
          <table:table-cell table:formula="of:=[.H57]*[.I57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9"/>
          <table:covered-table-cell/>
          <table:table-cell table:formula="of:=[.H58]*[.I58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style-name="Default" table:number-columns-repeated="10"/>
          <table:table-cell table:style-name="ce10" table:formula="of:=SUM([.K34:.K58])/[.J34]" office:value-type="float" office:value="8.44688221709007" calcext:value-type="float">
            <text:p>8,4468822171</text:p>
          </table:table-cell>
          <table:table-cell table:number-columns-repeated="12"/>
        </table:table-row>
        <table:table-row table:style-name="ro1">
          <table:table-cell table:style-name="Default" table:number-columns-repeated="3"/>
          <table:table-cell table:style-name="ce4" office:value-type="string" calcext:value-type="string" table:number-columns-spanned="2" table:number-rows-spanned="1">
            <text:p>Пересечение в (0;0)</text:p>
          </table:table-cell>
          <table:covered-table-cell table:style-name="ce5"/>
          <table:table-cell office:value-type="string" calcext:value-type="string">
            <text:p>k0</text:p>
          </table:table-cell>
          <table:table-cell table:formula="of:=[.J34]*[.K59]/SUMSQ([.H34:.H58])" office:value-type="float" office:value="1.04497511964001" calcext:value-type="float">
            <text:p>1,0449751196</text:p>
          </table:table-cell>
          <table:table-cell office:value-type="string" calcext:value-type="string">
            <text:p>sig k0</text:p>
          </table:table-cell>
          <table:table-cell table:formula="of:=SQRT(SUMSQ([.I34:.I58])/SUMSQ([.H34:.H58]) - [.G60]^2)/SQRT([.J34])" office:value-type="float" office:value="0.0607799505625378" calcext:value-type="float">
            <text:p>0,0607799506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table:number-columns-repeated="3"/>
          <table:table-cell table:style-name="ce4" office:value-type="string" calcext:value-type="string" table:number-columns-spanned="2" table:number-rows-spanned="1">
            <text:p>Угловой К</text:p>
          </table:table-cell>
          <table:covered-table-cell table:style-name="ce5"/>
          <table:table-cell office:value-type="string" calcext:value-type="string">
            <text:p>k</text:p>
          </table:table-cell>
          <table:table-cell table:formula="of:=([.K59] - SUM([.H34:.H58])*SUM([.I34:.I58])/[.J34]^2)/(SUMSQ([.H34:.H58])/[.J34] - (SUM([.H34:.H58])/[.J34])^2)" office:value-type="float" office:value="0.653909600791818" calcext:value-type="float">
            <text:p>0,6539096008</text:p>
          </table:table-cell>
          <table:table-cell office:value-type="string" calcext:value-type="string">
            <text:p>sig k</text:p>
          </table:table-cell>
          <table:table-cell table:formula="of:=SQRT((SUMSQ([.I34:.I58])/[.J34] -  (SUM([.I34:.I58])/[.J34])^2)/(SUMSQ([.H34:.H58])/[.J34] - (SUM([.H34:.H58])/[.J34])^2) - [.G61]^2)/SQRT([.J34])" office:value-type="float" office:value="0.0417272497624905" calcext:value-type="float">
            <text:p>0,0417272498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table:number-columns-repeated="3"/>
          <table:table-cell table:style-name="ce4" office:value-type="string" calcext:value-type="string" table:number-columns-spanned="2" table:number-rows-spanned="1">
            <text:p>Свободный член</text:p>
          </table:table-cell>
          <table:covered-table-cell table:style-name="ce5"/>
          <table:table-cell office:value-type="string" calcext:value-type="string">
            <text:p>b</text:p>
          </table:table-cell>
          <table:table-cell table:formula="of:=SUM([.I34:.I58])/[.J34] - [.G61]*SUM([.H34:.H58])/[.J34]" office:value-type="float" office:value="1.18541735400858" calcext:value-type="float">
            <text:p>1,185417354</text:p>
          </table:table-cell>
          <table:table-cell office:value-type="string" calcext:value-type="string">
            <text:p>sig b</text:p>
          </table:table-cell>
          <table:table-cell table:formula="of:=[.I61]*SQRT(SUMSQ([.H34:.H58])/[.J34] - (SUM([.H34:.H58])/[.J34])^2)" office:value-type="float" office:value="0.0411436231207031" calcext:value-type="float">
            <text:p>0,0411436231</text:p>
          </table:table-cell>
          <table:table-cell table:style-name="Default" office:value-type="string" calcext:value-type="string">
            <text:p>&lt; Она подозрительно большая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Default" table:number-columns-repeated="11"/>
          <table:table-cell table:number-columns-repeated="12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dP</text:p>
          </table:table-cell>
          <table:table-cell table:style-name="ce1" office:value-type="string" calcext:value-type="string">
            <text:p>dT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XY</text:p>
          </table:table-cell>
          <table:table-cell/>
          <table:table-cell table:style-name="ce1" table:number-columns-repeated="6"/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dP</text:p>
          </table:table-cell>
          <table:table-cell table:style-name="ce1" office:value-type="string" calcext:value-type="string">
            <text:p>dT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XY</text:p>
          </table:table-cell>
        </table:table-row>
        <table:table-row table:style-name="ro1">
          <table:table-cell table:number-columns-repeated="5"/>
          <table:table-cell office:value-type="float" office:value="35" calcext:value-type="float">
            <text:p>35</text:p>
          </table:table-cell>
          <table:table-cell office:value-type="float" office:value="0.137" calcext:value-type="float">
            <text:p>0,137</text:p>
          </table:table-cell>
          <table:table-cell office:value-type="float" office:value="4" calcext:value-type="float">
            <text:p>4</text:p>
          </table:table-cell>
          <table:table-cell table:formula="of:=([.G65]+0.017)/41.6*1000" office:value-type="float" office:value="3.70192307692308" calcext:value-type="float">
            <text:p>3,7019230769</text:p>
          </table:table-cell>
          <table:table-cell table:style-name="ce7" office:value-type="float" office:value="6" calcext:value-type="float" table:number-columns-spanned="1" table:number-rows-spanned="25">
            <text:p>6</text:p>
          </table:table-cell>
          <table:table-cell table:formula="of:=[.H65]*[.I65]" office:value-type="float" office:value="14.8076923076923" calcext:value-type="float">
            <text:p>14,8076923077</text:p>
          </table:table-cell>
          <table:table-cell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 office:value-type="float" office:value="20" calcext:value-type="float">
            <text:p>20</text:p>
          </table:table-cell>
          <table:table-cell table:style-name="ce2" office:value-type="float" office:value="0.159" calcext:value-type="float">
            <text:p>0,159</text:p>
          </table:table-cell>
          <table:table-cell table:style-name="ce3" office:value-type="float" office:value="4" calcext:value-type="float">
            <text:p>4</text:p>
          </table:table-cell>
          <table:table-cell table:style-name="ce2" table:formula="of:=([.S65])/39.8*1000" office:value-type="float" office:value="3.99497487437186" calcext:value-type="float">
            <text:p>3,9949748744</text:p>
          </table:table-cell>
          <table:table-cell table:style-name="ce7" office:value-type="float" office:value="6" calcext:value-type="float" table:number-columns-spanned="1" table:number-rows-spanned="25">
            <text:p>6</text:p>
          </table:table-cell>
          <table:table-cell table:style-name="ce9" table:formula="of:=[.T65]*[.U65]" office:value-type="float" office:value="15.9798994974874" calcext:value-type="float">
            <text:p>15,9798994975</text:p>
          </table:table-cell>
        </table:table-row>
        <table:table-row table:style-name="ro1">
          <table:table-cell table:number-columns-repeated="5"/>
          <table:table-cell table:formula="of:=0.001/41.6*1000" office:value-type="float" office:value="0.0240384615384615" calcext:value-type="float">
            <text:p>0,0240384615</text:p>
          </table:table-cell>
          <table:table-cell office:value-type="float" office:value="0.115" calcext:value-type="float">
            <text:p>0,115</text:p>
          </table:table-cell>
          <table:table-cell office:value-type="float" office:value="3.5" calcext:value-type="float">
            <text:p>3,5</text:p>
          </table:table-cell>
          <table:table-cell table:formula="of:=([.G66]+0.017)/41.6*1000" office:value-type="float" office:value="3.17307692307692" calcext:value-type="float">
            <text:p>3,1730769231</text:p>
          </table:table-cell>
          <table:covered-table-cell/>
          <table:table-cell table:formula="of:=[.H66]*[.I66]" office:value-type="float" office:value="11.1057692307692" calcext:value-type="float">
            <text:p>11,1057692308</text:p>
          </table:table-cell>
          <table:table-cell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 table:formula="of:= 0.001/39.8*1000" office:value-type="float" office:value="0.0251256281407035" calcext:value-type="float">
            <text:p>0,0251256281</text:p>
          </table:table-cell>
          <table:table-cell table:style-name="ce2" office:value-type="float" office:value="0.132" calcext:value-type="float">
            <text:p>0,132</text:p>
          </table:table-cell>
          <table:table-cell table:style-name="ce3" office:value-type="float" office:value="3.5" calcext:value-type="float">
            <text:p>3,5</text:p>
          </table:table-cell>
          <table:table-cell table:style-name="ce2" table:formula="of:=([.S66])/39.8*1000" office:value-type="float" office:value="3.31658291457286" calcext:value-type="float">
            <text:p>3,3165829146</text:p>
          </table:table-cell>
          <table:covered-table-cell table:style-name="ce8"/>
          <table:table-cell table:style-name="ce9" table:formula="of:=[.T66]*[.U66]" office:value-type="float" office:value="11.608040201005" calcext:value-type="float">
            <text:p>11,608040201</text:p>
          </table:table-cell>
        </table:table-row>
        <table:table-row table:style-name="ro1">
          <table:table-cell table:number-columns-repeated="6"/>
          <table:table-cell office:value-type="float" office:value="0.092" calcext:value-type="float">
            <text:p>0,092</text:p>
          </table:table-cell>
          <table:table-cell office:value-type="float" office:value="3" calcext:value-type="float">
            <text:p>3</text:p>
          </table:table-cell>
          <table:table-cell table:formula="of:=([.G67]+0.017)/41.6*1000" office:value-type="float" office:value="2.62019230769231" calcext:value-type="float">
            <text:p>2,6201923077</text:p>
          </table:table-cell>
          <table:covered-table-cell/>
          <table:table-cell table:formula="of:=[.H67]*[.I67]" office:value-type="float" office:value="7.86057692307692" calcext:value-type="float">
            <text:p>7,8605769231</text:p>
          </table:table-cell>
          <table:table-cell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 office:value-type="float" office:value="0.11" calcext:value-type="float">
            <text:p>0,11</text:p>
          </table:table-cell>
          <table:table-cell table:style-name="ce3" office:value-type="float" office:value="3" calcext:value-type="float">
            <text:p>3</text:p>
          </table:table-cell>
          <table:table-cell table:style-name="ce2" table:formula="of:=([.S67])/39.8*1000" office:value-type="float" office:value="2.76381909547739" calcext:value-type="float">
            <text:p>2,7638190955</text:p>
          </table:table-cell>
          <table:covered-table-cell table:style-name="ce8"/>
          <table:table-cell table:style-name="ce9" table:formula="of:=[.T67]*[.U67]" office:value-type="float" office:value="8.29145728643216" calcext:value-type="float">
            <text:p>8,2914572864</text:p>
          </table:table-cell>
        </table:table-row>
        <table:table-row table:style-name="ro1">
          <table:table-cell table:number-columns-repeated="6"/>
          <table:table-cell office:value-type="float" office:value="0.073" calcext:value-type="float">
            <text:p>0,073</text:p>
          </table:table-cell>
          <table:table-cell office:value-type="float" office:value="2.5" calcext:value-type="float">
            <text:p>2,5</text:p>
          </table:table-cell>
          <table:table-cell table:formula="of:=([.G68]+0.017)/41.6*1000" office:value-type="float" office:value="2.16346153846154" calcext:value-type="float">
            <text:p>2,1634615385</text:p>
          </table:table-cell>
          <table:covered-table-cell/>
          <table:table-cell table:formula="of:=[.H68]*[.I68]" office:value-type="float" office:value="5.40865384615385" calcext:value-type="float">
            <text:p>5,4086538462</text:p>
          </table:table-cell>
          <table:table-cell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 office:value-type="float" office:value="0.091" calcext:value-type="float">
            <text:p>0,091</text:p>
          </table:table-cell>
          <table:table-cell table:style-name="ce3" office:value-type="float" office:value="2.5" calcext:value-type="float">
            <text:p>2,5</text:p>
          </table:table-cell>
          <table:table-cell table:style-name="ce2" table:formula="of:=([.S68])/39.8*1000" office:value-type="float" office:value="2.28643216080402" calcext:value-type="float">
            <text:p>2,2864321608</text:p>
          </table:table-cell>
          <table:covered-table-cell table:style-name="ce8"/>
          <table:table-cell table:style-name="ce9" table:formula="of:=[.T68]*[.U68]" office:value-type="float" office:value="5.71608040201005" calcext:value-type="float">
            <text:p>5,716080402</text:p>
          </table:table-cell>
        </table:table-row>
        <table:table-row table:style-name="ro1">
          <table:table-cell table:number-columns-repeated="6"/>
          <table:table-cell office:value-type="float" office:value="0.056" calcext:value-type="float">
            <text:p>0,056</text:p>
          </table:table-cell>
          <table:table-cell office:value-type="float" office:value="2" calcext:value-type="float">
            <text:p>2</text:p>
          </table:table-cell>
          <table:table-cell table:formula="of:=([.G69]+0.017)/41.6*1000" office:value-type="float" office:value="1.75480769230769" calcext:value-type="float">
            <text:p>1,7548076923</text:p>
          </table:table-cell>
          <table:covered-table-cell/>
          <table:table-cell table:formula="of:=[.H69]*[.I69]" office:value-type="float" office:value="3.50961538461538" calcext:value-type="float">
            <text:p>3,5096153846</text:p>
          </table:table-cell>
          <table:table-cell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 office:value-type="float" office:value="0.066" calcext:value-type="float">
            <text:p>0,066</text:p>
          </table:table-cell>
          <table:table-cell table:style-name="ce3" office:value-type="float" office:value="2" calcext:value-type="float">
            <text:p>2</text:p>
          </table:table-cell>
          <table:table-cell table:style-name="ce2" table:formula="of:=([.S69])/39.8*1000" office:value-type="float" office:value="1.65829145728643" calcext:value-type="float">
            <text:p>1,6582914573</text:p>
          </table:table-cell>
          <table:covered-table-cell table:style-name="ce8"/>
          <table:table-cell table:style-name="ce9" table:formula="of:=[.T69]*[.U69]" office:value-type="float" office:value="3.31658291457286" calcext:value-type="float">
            <text:p>3,3165829146</text:p>
          </table:table-cell>
        </table:table-row>
        <table:table-row table:style-name="ro1">
          <table:table-cell table:number-columns-repeated="6"/>
          <table:table-cell office:value-type="float" office:value="0.017" calcext:value-type="float">
            <text:p>0,017</text:p>
          </table:table-cell>
          <table:table-cell office:value-type="float" office:value="1" calcext:value-type="float">
            <text:p>1</text:p>
          </table:table-cell>
          <table:table-cell table:formula="of:=([.G70]+0.017)/41.6*1000" office:value-type="float" office:value="0.817307692307692" calcext:value-type="float">
            <text:p>0,8173076923</text:p>
          </table:table-cell>
          <table:covered-table-cell/>
          <table:table-cell table:formula="of:=[.H70]*[.I70]" office:value-type="float" office:value="0.817307692307692" calcext:value-type="float">
            <text:p>0,8173076923</text:p>
          </table:table-cell>
          <table:table-cell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 office:value-type="float" office:value="0.024" calcext:value-type="float">
            <text:p>0,024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([.S70])/39.8*1000" office:value-type="float" office:value="0.603015075376884" calcext:value-type="float">
            <text:p>0,6030150754</text:p>
          </table:table-cell>
          <table:covered-table-cell table:style-name="ce8"/>
          <table:table-cell table:style-name="ce9" table:formula="of:=[.T70]*[.U70]" office:value-type="float" office:value="0.603015075376884" calcext:value-type="float">
            <text:p>0,6030150754</text:p>
          </table:table-cell>
        </table:table-row>
        <table:table-row table:style-name="ro1">
          <table:table-cell table:number-columns-repeated="9"/>
          <table:covered-table-cell/>
          <table:table-cell table:formula="of:=[.H71]*[.I71]" office:value-type="float" office:value="0" calcext:value-type="float">
            <text:p>0</text:p>
          </table:table-cell>
          <table:table-cell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covered-table-cell table:style-name="ce8"/>
          <table:table-cell table:style-name="ce9" table:formula="of:=[.T71]*[.U71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table:formula="of:=[.H72]*[.I72]" office:value-type="float" office:value="0" calcext:value-type="float">
            <text:p>0</text:p>
          </table:table-cell>
          <table:table-cell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covered-table-cell table:style-name="ce8"/>
          <table:table-cell table:style-name="ce9" table:formula="of:=[.T72]*[.U72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table:formula="of:=[.H73]*[.I73]" office:value-type="float" office:value="0" calcext:value-type="float">
            <text:p>0</text:p>
          </table:table-cell>
          <table:table-cell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covered-table-cell table:style-name="ce8"/>
          <table:table-cell table:style-name="ce9" table:formula="of:=[.T73]*[.U73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table:formula="of:=[.H74]*[.I74]" office:value-type="float" office:value="0" calcext:value-type="float">
            <text:p>0</text:p>
          </table:table-cell>
          <table:table-cell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covered-table-cell table:style-name="ce8"/>
          <table:table-cell table:style-name="ce9" table:formula="of:=[.T74]*[.U74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table:formula="of:=[.H75]*[.I75]" office:value-type="float" office:value="0" calcext:value-type="float">
            <text:p>0</text:p>
          </table:table-cell>
          <table:table-cell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covered-table-cell table:style-name="ce8"/>
          <table:table-cell table:style-name="ce9" table:formula="of:=[.T75]*[.U75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table:formula="of:=[.H76]*[.I76]" office:value-type="float" office:value="0" calcext:value-type="float">
            <text:p>0</text:p>
          </table:table-cell>
          <table:table-cell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covered-table-cell table:style-name="ce8"/>
          <table:table-cell table:style-name="ce9" table:formula="of:=[.T76]*[.U76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table:formula="of:=[.H77]*[.I77]" office:value-type="float" office:value="0" calcext:value-type="float">
            <text:p>0</text:p>
          </table:table-cell>
          <table:table-cell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covered-table-cell table:style-name="ce8"/>
          <table:table-cell table:style-name="ce9" table:formula="of:=[.T77]*[.U77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table:formula="of:=[.H78]*[.I78]" office:value-type="float" office:value="0" calcext:value-type="float">
            <text:p>0</text:p>
          </table:table-cell>
          <table:table-cell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covered-table-cell table:style-name="ce8"/>
          <table:table-cell table:style-name="ce9" table:formula="of:=[.T78]*[.U78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table:formula="of:=[.H79]*[.I79]" office:value-type="float" office:value="0" calcext:value-type="float">
            <text:p>0</text:p>
          </table:table-cell>
          <table:table-cell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covered-table-cell table:style-name="ce8"/>
          <table:table-cell table:style-name="ce9" table:formula="of:=[.T79]*[.U79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table:formula="of:=[.H80]*[.I80]" office:value-type="float" office:value="0" calcext:value-type="float">
            <text:p>0</text:p>
          </table:table-cell>
          <table:table-cell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covered-table-cell table:style-name="ce8"/>
          <table:table-cell table:style-name="ce9" table:formula="of:=[.T80]*[.U80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table:formula="of:=[.H81]*[.I81]" office:value-type="float" office:value="0" calcext:value-type="float">
            <text:p>0</text:p>
          </table:table-cell>
          <table:table-cell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covered-table-cell table:style-name="ce8"/>
          <table:table-cell table:style-name="ce9" table:formula="of:=[.T81]*[.U81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table:formula="of:=[.H82]*[.I82]" office:value-type="float" office:value="0" calcext:value-type="float">
            <text:p>0</text:p>
          </table:table-cell>
          <table:table-cell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covered-table-cell table:style-name="ce8"/>
          <table:table-cell table:style-name="ce9" table:formula="of:=[.T82]*[.U82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table:formula="of:=[.H83]*[.I83]" office:value-type="float" office:value="0" calcext:value-type="float">
            <text:p>0</text:p>
          </table:table-cell>
          <table:table-cell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covered-table-cell table:style-name="ce8"/>
          <table:table-cell table:style-name="ce9" table:formula="of:=[.T83]*[.U83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table:formula="of:=[.H84]*[.I84]" office:value-type="float" office:value="0" calcext:value-type="float">
            <text:p>0</text:p>
          </table:table-cell>
          <table:table-cell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covered-table-cell table:style-name="ce8"/>
          <table:table-cell table:style-name="ce9" table:formula="of:=[.T84]*[.U84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table:formula="of:=[.H85]*[.I85]" office:value-type="float" office:value="0" calcext:value-type="float">
            <text:p>0</text:p>
          </table:table-cell>
          <table:table-cell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covered-table-cell table:style-name="ce8"/>
          <table:table-cell table:style-name="ce9" table:formula="of:=[.T85]*[.U85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table:formula="of:=[.H86]*[.I86]" office:value-type="float" office:value="0" calcext:value-type="float">
            <text:p>0</text:p>
          </table:table-cell>
          <table:table-cell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covered-table-cell table:style-name="ce8"/>
          <table:table-cell table:style-name="ce9" table:formula="of:=[.T86]*[.U86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table:formula="of:=[.H87]*[.I87]" office:value-type="float" office:value="0" calcext:value-type="float">
            <text:p>0</text:p>
          </table:table-cell>
          <table:table-cell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covered-table-cell table:style-name="ce8"/>
          <table:table-cell table:style-name="ce9" table:formula="of:=[.T87]*[.U87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table:formula="of:=[.H88]*[.I88]" office:value-type="float" office:value="0" calcext:value-type="float">
            <text:p>0</text:p>
          </table:table-cell>
          <table:table-cell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covered-table-cell table:style-name="ce8"/>
          <table:table-cell table:style-name="ce9" table:formula="of:=[.T88]*[.U88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table:formula="of:=[.H89]*[.I89]" office:value-type="float" office:value="0" calcext:value-type="float">
            <text:p>0</text:p>
          </table:table-cell>
          <table:table-cell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covered-table-cell table:style-name="ce8"/>
          <table:table-cell table:style-name="ce9" table:formula="of:=[.T89]*[.U89]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10"/>
          <table:table-cell table:style-name="ce10" table:formula="of:=SUM([.K65:.K89])/[.J65]" office:value-type="float" office:value="7.25160256410257" calcext:value-type="float">
            <text:p>7,2516025641</text:p>
          </table:table-cell>
          <table:table-cell table:number-columns-repeated="11"/>
          <table:table-cell table:style-name="ce10" table:formula="of:=SUM([.W65:.W89])/[.V65]" office:value-type="float" office:value="7.5858458961474" calcext:value-type="float">
            <text:p>7,5858458961</text:p>
          </table:table-cell>
        </table:table-row>
        <table:table-row table:style-name="ro1">
          <table:table-cell table:style-name="Default" table:number-columns-repeated="3"/>
          <table:table-cell table:style-name="ce4" office:value-type="string" calcext:value-type="string" table:number-columns-spanned="2" table:number-rows-spanned="1">
            <text:p>Пересечение в (0;0)</text:p>
          </table:table-cell>
          <table:covered-table-cell table:style-name="ce5"/>
          <table:table-cell office:value-type="string" calcext:value-type="string">
            <text:p>k0</text:p>
          </table:table-cell>
          <table:table-cell table:formula="of:=[.J65]*[.K90]/SUMSQ([.H65:.H89])" office:value-type="float" office:value="0.897105471847741" calcext:value-type="float">
            <text:p>0,8971054718</text:p>
          </table:table-cell>
          <table:table-cell office:value-type="string" calcext:value-type="string">
            <text:p>sig k0</text:p>
          </table:table-cell>
          <table:table-cell table:formula="of:=SQRT(SUMSQ([.I65:.I89])/SUMSQ([.H65:.H89]) - [.G91]^2)/SQRT([.J65])" office:value-type="float" office:value="0.0106897912358291" calcext:value-type="float">
            <text:p>0,0106897912</text:p>
          </table:table-cell>
          <table:table-cell table:style-name="Default" table:number-columns-repeated="2"/>
          <table:table-cell table:number-columns-repeated="4"/>
          <table:table-cell table:style-name="ce4" office:value-type="string" calcext:value-type="string" table:number-columns-spanned="2" table:number-rows-spanned="1">
            <text:p>Пересечение в (0;0)</text:p>
          </table:table-cell>
          <table:covered-table-cell table:style-name="ce5"/>
          <table:table-cell table:style-name="ce3" office:value-type="string" calcext:value-type="string">
            <text:p>k0</text:p>
          </table:table-cell>
          <table:table-cell table:style-name="ce2" table:formula="of:=[.V65]*[.W90]/SUMSQ([.T65:.T89])" office:value-type="float" office:value="0.938455162409988" calcext:value-type="float">
            <text:p>0,9384551624</text:p>
          </table:table-cell>
          <table:table-cell table:style-name="ce3" office:value-type="string" calcext:value-type="string">
            <text:p>sig k0</text:p>
          </table:table-cell>
          <table:table-cell table:style-name="ce2" table:formula="of:=SQRT(SUMSQ([.U65:.U89])/SUMSQ([.T65:.T89]) - [.S91]^2)/SQRT([.V65])" office:value-type="float" office:value="0.0278505324625048" calcext:value-type="float">
            <text:p>0,0278505325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style-name="ce4" office:value-type="string" calcext:value-type="string" table:number-columns-spanned="2" table:number-rows-spanned="1">
            <text:p>Угловой К</text:p>
          </table:table-cell>
          <table:covered-table-cell table:style-name="ce5"/>
          <table:table-cell office:value-type="string" calcext:value-type="string">
            <text:p>k</text:p>
          </table:table-cell>
          <table:table-cell table:formula="of:=([.K90] - SUM([.H65:.H89])*SUM([.I65:.I89])/[.J65]^2)/(SUMSQ([.H65:.H89])/[.J65] - (SUM([.H65:.H89])/[.J65])^2)" office:value-type="float" office:value="0.953296703296709" calcext:value-type="float">
            <text:p>0,9532967033</text:p>
          </table:table-cell>
          <table:table-cell office:value-type="string" calcext:value-type="string">
            <text:p>sig k</text:p>
          </table:table-cell>
          <table:table-cell table:formula="of:=SQRT((SUMSQ([.I65:.I89])/[.J65] -  (SUM([.I65:.I89])/[.J65])^2)/(SUMSQ([.H65:.H89])/[.J65] - (SUM([.H65:.H89])/[.J65])^2) - [.G92]^2)/SQRT([.J65])" office:value-type="float" office:value="0.0187589289611473" calcext:value-type="float">
            <text:p>0,018758929</text:p>
          </table:table-cell>
          <table:table-cell table:style-name="Default" table:number-columns-repeated="2"/>
          <table:table-cell table:number-columns-repeated="4"/>
          <table:table-cell table:style-name="ce4" office:value-type="string" calcext:value-type="string" table:number-columns-spanned="2" table:number-rows-spanned="1">
            <text:p>Угловой К</text:p>
          </table:table-cell>
          <table:covered-table-cell table:style-name="ce5"/>
          <table:table-cell table:style-name="ce3" office:value-type="string" calcext:value-type="string">
            <text:p>k</text:p>
          </table:table-cell>
          <table:table-cell table:style-name="ce2" table:formula="of:=([.W90] - SUM([.T65:.T89])*SUM([.U65:.U89])/[.V65]^2)/(SUMSQ([.T65:.T89])/[.V65] - (SUM([.T65:.T89])/[.V65])^2)" office:value-type="float" office:value="1.11773151471644" calcext:value-type="float">
            <text:p>1,1177315147</text:p>
          </table:table-cell>
          <table:table-cell table:style-name="ce3" office:value-type="string" calcext:value-type="string">
            <text:p>sig k</text:p>
          </table:table-cell>
          <table:table-cell table:style-name="ce2" table:formula="of:=SQRT((SUMSQ([.U65:.U89])/[.V65] -  (SUM([.U65:.U89])/[.V65])^2)/(SUMSQ([.T65:.T89])/[.V65] - (SUM([.T65:.T89])/[.V65])^2) - [.S92]^2)/SQRT([.V65])" office:value-type="float" office:value="0.0189728288390675" calcext:value-type="float">
            <text:p>0,0189728288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style-name="ce4" office:value-type="string" calcext:value-type="string" table:number-columns-spanned="2" table:number-rows-spanned="1">
            <text:p>Свободный член</text:p>
          </table:table-cell>
          <table:covered-table-cell table:style-name="ce5"/>
          <table:table-cell office:value-type="string" calcext:value-type="string">
            <text:p>b</text:p>
          </table:table-cell>
          <table:table-cell table:formula="of:=SUM([.I65:.I89])/[.J65] - [.G92]*SUM([.H65:.H89])/[.J65]" office:value-type="float" office:value="-0.170329670329685" calcext:value-type="float">
            <text:p>-0,1703296703</text:p>
          </table:table-cell>
          <table:table-cell office:value-type="string" calcext:value-type="string">
            <text:p>sig b</text:p>
          </table:table-cell>
          <table:table-cell table:formula="of:=[.I92]*SQRT(SUMSQ([.H65:.H89])/[.J65] - (SUM([.H65:.H89])/[.J65])^2)" office:value-type="float" office:value="0.0184965533966076" calcext:value-type="float">
            <text:p>0,0184965534</text:p>
          </table:table-cell>
          <table:table-cell table:style-name="Default" office:value-type="string" calcext:value-type="string">
            <text:p>&lt; Она подозрительно большая</text:p>
          </table:table-cell>
          <table:table-cell table:style-name="Default"/>
          <table:table-cell table:number-columns-repeated="4"/>
          <table:table-cell table:style-name="ce4" office:value-type="string" calcext:value-type="string" table:number-columns-spanned="2" table:number-rows-spanned="1">
            <text:p>Свободный член</text:p>
          </table:table-cell>
          <table:covered-table-cell table:style-name="ce5"/>
          <table:table-cell table:style-name="ce3" office:value-type="string" calcext:value-type="string">
            <text:p>b</text:p>
          </table:table-cell>
          <table:table-cell table:style-name="ce2" table:formula="of:=SUM([.U65:.U89])/[.V65] - [.S92]*SUM([.T65:.T89])/[.V65]" office:value-type="float" office:value="-0.543431442928928" calcext:value-type="float">
            <text:p>-0,5434314429</text:p>
          </table:table-cell>
          <table:table-cell table:style-name="ce3" office:value-type="string" calcext:value-type="string">
            <text:p>sig b</text:p>
          </table:table-cell>
          <table:table-cell table:style-name="ce2" table:formula="of:=[.U92]*SQRT(SUMSQ([.T65:.T89])/[.V65] - (SUM([.T65:.T89])/[.V65])^2)" office:value-type="float" office:value="0.0187074615205028" calcext:value-type="float">
            <text:p>0,0187074615</text:p>
          </table:table-cell>
          <table:table-cell office:value-type="string" calcext:value-type="string">
            <text:p>&lt; Она подозрительно большая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4">00.00.0000</text:date>, <text:time style:data-style-name="N2" text:time-value="01:36:57.426894124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2T01:16:32.962462817</meta:creation-date>
    <dc:date>2017-03-04T00:48:22.771966925</dc:date>
    <meta:editing-duration>P2DT3H42M6S</meta:editing-duration>
    <meta:editing-cycles>4</meta:editing-cycles>
    <meta:generator>LibreOffice/5.1.6.2$Linux_X86_64 LibreOffice_project/10m0$Build-2</meta:generator>
    <meta:document-statistic meta:table-count="1" meta:cell-count="2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ignore" chart:right-angled-axes="true" chart:error-category="constant"/>
    </style:style>
    <style:style style:name="ch4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error-category="constant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30" loext:regression-extrapolate-backward="30" loext:regression-force-intercept="false" loext:regression-intercept-value="0" chart:regression-type="linear"/>
      <style:graphic-properties svg:stroke-color="#004586"/>
    </style:style>
    <style:style style:name="ch10" style:family="chart">
      <style:chart-properties chart:error-lower-limit="0.03" chart:error-upper-limit="0.03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error-lower-limit="0.1" chart:error-upper-limit="0.1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solid-type="cuboid"/>
    </style:style>
    <style:style style:name="ch13" style:family="chart" style:data-style-name="N0">
      <style:chart-properties chart:symbol-type="none" chart:link-data-style-to-source="true" chart:error-category="constant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5" loext:regression-extrapolate-backward="5" loext:regression-force-intercept="false" loext:regression-intercept-value="0" chart:regression-type="linear"/>
      <style:graphic-properties svg:stroke-color="#579d1c"/>
    </style:style>
    <style:style style:name="ch15" style:family="chart" style:data-style-name="N0">
      <style:chart-properties chart:symbol-type="none" chart:link-data-style-to-source="true" chart:error-category="constant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chart-properties loext:regression-name="" loext:regression-max-degree="2" loext:regression-period="2" loext:regression-extrapolate-forward="6" loext:regression-extrapolate-backward="6" loext:regression-force-intercept="false" loext:regression-intercept-value="0" chart:regression-type="linear"/>
      <style:graphic-properties svg:stroke-color="#ffd320"/>
    </style:style>
    <style:style style:name="ch17" style:family="chart" style:data-style-name="N0">
      <style:chart-properties chart:symbol-type="none" chart:link-data-style-to-source="true" chart:error-category="constant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8" style:family="chart">
      <style:chart-properties loext:regression-name="" loext:regression-max-degree="2" loext:regression-period="2" loext:regression-extrapolate-forward="6" loext:regression-extrapolate-backward="6" loext:regression-force-intercept="false" loext:regression-intercept-value="0" chart:regression-type="linear"/>
      <style:graphic-properties svg:stroke-color="#ff420e"/>
    </style:style>
    <style:style style:name="ch19" style:family="chart">
      <style:chart-properties chart:error-lower-limit="0.02" chart:error-upper-limit="0.02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20" style:family="chart">
      <style:chart-properties chart:solid-type="cuboid" chart:symbol-type="named-symbol" chart:symbol-name="plus" chart:symbol-width="0.25cm" chart:symbol-height="0.25cm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.632cm" svg:height="9.005cm" xlink:href=".." xlink:type="simple" chart:class="chart:scatter" chart:style-name="ch1">
        <chart:title svg:x="6.116cm" svg:y="0.316cm" chart:style-name="ch2">
          <text:p>Зависимость ∆T(∆p)</text:p>
        </chart:title>
        <chart:plot-area chart:style-name="ch3" table:cell-range-address="Лист1.T65:Лист1.U70 Лист1.I3:Лист1.I8 Лист1.I65:Лист1.I70 Лист1.I34:Лист1.I39" svg:x="0.361cm" svg:y="0.979cm" svg:width="14.86cm" svg:height="7.843cm">
          <chartooo:coordinate-region svg:x="1.088cm" svg:y="1.178cm" svg:width="13.894cm" svg:height="6.997cm"/>
          <chart:axis chart:dimension="x" chart:name="primary-x" chart:style-name="ch4">
            <chart:title svg:x="15.222cm" svg:y="7.863cm" chart:style-name="ch5">
              <text:p>∆P, атм</text:p>
            </chart:title>
            <chart:grid chart:style-name="ch6" chart:class="major"/>
          </chart:axis>
          <chart:axis chart:dimension="y" chart:name="primary-y" chart:style-name="ch7">
            <chart:title svg:x="0.366cm" svg:y="0.454cm" chart:style-name="ch5">
              <text:p>∆T,  K</text:p>
            </chart:title>
            <chart:grid chart:style-name="ch6" chart:class="major"/>
          </chart:axis>
          <chart:series chart:style-name="ch8" chart:values-cell-range-address="Лист1.U65:Лист1.U70" chart:class="chart:scatter">
            <chart:domain table:cell-range-address="Лист1.T65:Лист1.T70"/>
            <chart:regression-curve chart:style-name="ch9"/>
            <chart:error-indicator chart:style-name="ch10" chart:dimension="x"/>
            <chart:error-indicator chart:style-name="ch11" chart:dimension="y"/>
            <chart:data-point chart:repeated="4"/>
            <chart:data-point chart:style-name="ch12" chart:repeated="2"/>
          </chart:series>
          <chart:series chart:style-name="ch13" chart:values-cell-range-address="Лист1.I3:Лист1.I8" chart:class="chart:scatter">
            <chart:domain table:cell-range-address="Лист1.H3:Лист1.H8"/>
            <chart:regression-curve chart:style-name="ch14"/>
            <chart:error-indicator chart:style-name="ch10" chart:dimension="x"/>
            <chart:error-indicator chart:style-name="ch11" chart:dimension="y"/>
            <chart:data-point chart:repeated="6"/>
          </chart:series>
          <chart:series chart:style-name="ch15" chart:values-cell-range-address="Лист1.I65:Лист1.I70" chart:class="chart:scatter">
            <chart:domain table:cell-range-address="Лист1.H65:Лист1.H70"/>
            <chart:regression-curve chart:style-name="ch16"/>
            <chart:error-indicator chart:style-name="ch10" chart:dimension="x"/>
            <chart:error-indicator chart:style-name="ch11" chart:dimension="y"/>
            <chart:data-point chart:repeated="5"/>
            <chart:data-point chart:style-name="ch12"/>
          </chart:series>
          <chart:series chart:style-name="ch17" chart:values-cell-range-address="Лист1.I34:Лист1.I39" chart:class="chart:scatter">
            <chart:domain table:cell-range-address="Лист1.H34:Лист1.H39"/>
            <chart:regression-curve chart:style-name="ch18"/>
            <chart:error-indicator chart:style-name="ch19" chart:dimension="x"/>
            <chart:error-indicator chart:style-name="ch11" chart:dimension="y"/>
            <chart:data-point chart:repeated="4"/>
            <chart:data-point chart:style-name="ch20"/>
            <chart:data-point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T</text:p>
              </table:table-cell>
              <table:table-cell office:value-type="string">
                <text:p>Столбец U</text:p>
              </table:table-cell>
              <table:table-cell office:value-type="string">
                <text:p>Столбец H</text:p>
              </table:table-cell>
              <table:table-cell office:value-type="string">
                <text:p>Столбец I</text:p>
              </table:table-cell>
              <table:table-cell office:value-type="string">
                <text:p>Столбец H</text:p>
              </table:table-cell>
              <table:table-cell office:value-type="string">
                <text:p>Столбец I</text:p>
              </table:table-cell>
              <table:table-cell office:value-type="string">
                <text:p>Столбец H</text:p>
              </table:table-cell>
              <table:table-cell office:value-type="string">
                <text:p>Столбец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Лист1.T65:Лист1.T70</svg:desc>
                </draw:g>
              </table:table-cell>
              <table:table-cell office:value-type="float" office:value="3.99497487437186">
                <text:p>3.99497487437186</text:p>
                <draw:g>
                  <svg:desc>Лист1.U65:Лист1.U70</svg:desc>
                </draw:g>
              </table:table-cell>
              <table:table-cell office:value-type="float" office:value="4">
                <text:p>4</text:p>
                <draw:g>
                  <svg:desc>Лист1.H3:Лист1.H8</svg:desc>
                </draw:g>
              </table:table-cell>
              <table:table-cell office:value-type="float" office:value="4.65882352941177">
                <text:p>4.65882352941177</text:p>
                <draw:g>
                  <svg:desc>Лист1.I3:Лист1.I8</svg:desc>
                </draw:g>
              </table:table-cell>
              <table:table-cell office:value-type="float" office:value="4">
                <text:p>4</text:p>
                <draw:g>
                  <svg:desc>Лист1.H65:Лист1.H70</svg:desc>
                </draw:g>
              </table:table-cell>
              <table:table-cell office:value-type="float" office:value="3.70192307692308">
                <text:p>3.70192307692308</text:p>
                <draw:g>
                  <svg:desc>Лист1.I65:Лист1.I70</svg:desc>
                </draw:g>
              </table:table-cell>
              <table:table-cell office:value-type="float" office:value="4">
                <text:p>4</text:p>
                <draw:g>
                  <svg:desc>Лист1.H34:Лист1.H39</svg:desc>
                </draw:g>
              </table:table-cell>
              <table:table-cell office:value-type="float" office:value="3.94919168591224">
                <text:p>3.94919168591224</text:p>
                <draw:g>
                  <svg:desc>Лист1.I34:Лист1.I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3.31658291457286">
                <text:p>3.31658291457286</text:p>
              </table:table-cell>
              <table:table-cell office:value-type="float" office:value="3.5">
                <text:p>3.5</text:p>
              </table:table-cell>
              <table:table-cell office:value-type="float" office:value="4.02352941176471">
                <text:p>4.02352941176471</text:p>
              </table:table-cell>
              <table:table-cell office:value-type="float" office:value="3.5">
                <text:p>3.5</text:p>
              </table:table-cell>
              <table:table-cell office:value-type="float" office:value="3.17307692307692">
                <text:p>3.17307692307692</text:p>
              </table:table-cell>
              <table:table-cell office:value-type="float" office:value="3.5">
                <text:p>3.5</text:p>
              </table:table-cell>
              <table:table-cell office:value-type="float" office:value="3.39491916859122">
                <text:p>3.394919168591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76381909547739">
                <text:p>2.76381909547739</text:p>
              </table:table-cell>
              <table:table-cell office:value-type="float" office:value="3">
                <text:p>3</text:p>
              </table:table-cell>
              <table:table-cell office:value-type="float" office:value="3.55294117647059">
                <text:p>3.55294117647059</text:p>
              </table:table-cell>
              <table:table-cell office:value-type="float" office:value="3">
                <text:p>3</text:p>
              </table:table-cell>
              <table:table-cell office:value-type="float" office:value="2.62019230769231">
                <text:p>2.62019230769231</text:p>
              </table:table-cell>
              <table:table-cell office:value-type="float" office:value="3">
                <text:p>3</text:p>
              </table:table-cell>
              <table:table-cell office:value-type="float" office:value="3.14087759815243">
                <text:p>3.140877598152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2.28643216080402">
                <text:p>2.28643216080402</text:p>
              </table:table-cell>
              <table:table-cell office:value-type="float" office:value="2.5">
                <text:p>2.5</text:p>
              </table:table-cell>
              <table:table-cell office:value-type="float" office:value="2.94117647058823">
                <text:p>2.94117647058823</text:p>
              </table:table-cell>
              <table:table-cell office:value-type="float" office:value="2.5">
                <text:p>2.5</text:p>
              </table:table-cell>
              <table:table-cell office:value-type="float" office:value="2.16346153846154">
                <text:p>2.16346153846154</text:p>
              </table:table-cell>
              <table:table-cell office:value-type="float" office:value="2.5">
                <text:p>2.5</text:p>
              </table:table-cell>
              <table:table-cell office:value-type="float" office:value="2.72517321016166">
                <text:p>2.725173210161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.65829145728643">
                <text:p>1.65829145728643</text:p>
              </table:table-cell>
              <table:table-cell office:value-type="float" office:value="2">
                <text:p>2</text:p>
              </table:table-cell>
              <table:table-cell office:value-type="float" office:value="2.68235294117647">
                <text:p>2.68235294117647</text:p>
              </table:table-cell>
              <table:table-cell office:value-type="float" office:value="2">
                <text:p>2</text:p>
              </table:table-cell>
              <table:table-cell office:value-type="float" office:value="1.75480769230769">
                <text:p>1.75480769230769</text:p>
              </table:table-cell>
              <table:table-cell office:value-type="float" office:value="2">
                <text:p>2</text:p>
              </table:table-cell>
              <table:table-cell office:value-type="float" office:value="2.40184757505774">
                <text:p>2.401847575057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603015075376884">
                <text:p>0.603015075376884</text:p>
              </table:table-cell>
              <table:table-cell office:value-type="float" office:value="1">
                <text:p>1</text:p>
              </table:table-cell>
              <table:table-cell office:value-type="float" office:value="1.88235294117647">
                <text:p>1.88235294117647</text:p>
              </table:table-cell>
              <table:table-cell office:value-type="float" office:value="1">
                <text:p>1</text:p>
              </table:table-cell>
              <table:table-cell office:value-type="float" office:value="0.817307692307692">
                <text:p>0.817307692307692</text:p>
              </table:table-cell>
              <table:table-cell office:value-type="float" office:value="1">
                <text:p>1</text:p>
              </table:table-cell>
              <table:table-cell office:value-type="float" office:value="1.96304849884527">
                <text:p>1.963048498845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